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3A600005080035F74B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justify" style:justify-single-word="false"/>
      <style:text-properties style:font-name="Calibri" fo:font-size="11pt" style:font-size-asian="11pt" style:font-size-complex="11pt"/>
    </style:style>
    <style:style style:name="P3" style:family="paragraph" style:parent-style-name="Standard">
      <style:paragraph-properties fo:text-align="justify" style:justify-single-word="false"/>
      <style:text-properties style:font-name="Calibri" fo:font-size="11pt" style:font-size-asian="11pt" style:font-name-complex="Arial" style:font-size-complex="11pt"/>
    </style:style>
    <style:style style:name="P4" style:family="paragraph" style:parent-style-name="Standard">
      <style:paragraph-properties fo:text-align="justify" style:justify-single-word="false"/>
      <style:text-properties style:font-name="Calibri" fo:font-size="11pt" fo:background-color="#ffff00" style:font-size-asian="11pt" style:font-name-complex="Arial" style:font-size-complex="11pt"/>
    </style:style>
    <style:style style:name="P5" style:family="paragraph" style:parent-style-name="Standard">
      <style:paragraph-properties fo:text-align="justify" style:justify-single-word="false"/>
      <style:text-properties style:font-name="Calibri" fo:font-size="11pt" fo:background-color="transparent" style:font-size-asian="11pt" style:font-name-complex="Arial" style:font-size-complex="11pt"/>
    </style:style>
    <style:style style:name="P6" style:family="paragraph" style:parent-style-name="Standard">
      <style:text-properties style:font-name="Calibri" fo:font-size="12pt" style:font-size-asian="12pt" style:font-size-complex="12pt"/>
    </style:style>
    <style:style style:name="P7" style:family="paragraph" style:parent-style-name="Standard">
      <style:text-properties style:font-name="Calibri" fo:font-size="12pt" fo:background-color="transparent" style:font-size-asian="12pt" style:font-size-complex="12pt"/>
    </style:style>
    <style:style style:name="P8" style:family="paragraph" style:parent-style-name="Standard">
      <style:paragraph-properties fo:text-align="justify" style:justify-single-word="false"/>
      <style:text-properties style:font-name="Calibri" fo:font-size="12pt" fo:background-color="transparent" style:font-size-asian="12pt" style:font-size-complex="12pt"/>
    </style:style>
    <style:style style:name="P9" style:family="paragraph" style:parent-style-name="Text_20_body">
      <style:paragraph-properties fo:margin-top="0cm" fo:margin-bottom="0cm" fo:text-align="justify" style:justify-single-word="false" fo:orphans="2" fo:widows="2">
        <style:tab-stops>
          <style:tab-stop style:position="6.147cm"/>
        </style:tab-stops>
      </style:paragraph-properties>
      <style:text-properties style:use-window-font-color="true" style:font-name="Calibri" fo:font-size="11pt" style:font-size-asian="11pt" style:font-size-complex="11pt"/>
    </style:style>
    <style:style style:name="P10" style:family="paragraph" style:parent-style-name="Text_20_body">
      <style:paragraph-properties fo:margin-top="0cm" fo:margin-bottom="0cm" fo:text-align="justify" style:justify-single-word="false" fo:orphans="2" fo:widows="2">
        <style:tab-stops>
          <style:tab-stop style:position="6.147cm"/>
        </style:tab-stops>
      </style:paragraph-properties>
      <style:text-properties fo:color="#ff0000" style:font-name="Calibri" fo:font-size="11pt" style:font-size-asian="11pt" style:font-size-complex="11pt"/>
    </style:style>
    <style:style style:name="P11" style:family="paragraph" style:parent-style-name="Text_20_body">
      <style:paragraph-properties fo:margin-top="0cm" fo:margin-bottom="0cm" fo:text-align="justify" style:justify-single-word="false" fo:orphans="2" fo:widows="2">
        <style:tab-stops>
          <style:tab-stop style:position="6.147cm"/>
        </style:tab-stops>
      </style:paragraph-properties>
      <style:text-properties style:font-name="Calibri" fo:font-size="11pt" style:font-size-asian="11pt" style:font-size-complex="11pt"/>
    </style:style>
    <style:style style:name="P12" style:family="paragraph" style:parent-style-name="Standard" style:list-style-name="L1">
      <style:paragraph-properties fo:text-align="justify" style:justify-single-word="false"/>
      <style:text-properties style:font-name="Calibri" fo:font-size="11pt" fo:background-color="transparent" style:font-size-asian="11pt" style:font-name-complex="Arial" style:font-size-complex="11pt"/>
    </style:style>
    <style:style style:name="P13" style:family="paragraph" style:parent-style-name="Standard">
      <style:text-properties style:font-name="Calibri" fo:font-size="11pt" style:font-size-asian="11pt" style:font-size-complex="11pt"/>
    </style:style>
    <style:style style:name="T1"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PC y CubeSat Laí</text:p>
      <text:p text:style-name="P1"/>
      <text:p text:style-name="P11">El proyecto MCPC consiste en diseñar y construir el módulo de control principal de un nanosatélite del tipo CubeSat. Además, se debe diseñar el sistema de control de actitud del Satélite.</text:p>
      <text:p text:style-name="P11"><text:s/></text:p>
      <text:p text:style-name="P11">Para lograr que el CubeSat cumpla con las tareas para las cuales fue diseñado, es necesario que todos los módulos que lo conforman funcionen correctamente por separado y como parte de un todo. </text:p>
      <text:p text:style-name="P9">Uno de éstos módulos es el de control de actitud el cual se encarga de posicionar correctamente al nanosatélite, según las tareas a realizar.</text:p>
      <text:p text:style-name="P9">Por otra parte, el módulo de control principal es el encargado de gerenciar estos módulos.</text:p>
      <text:p text:style-name="P10"/>
      <text:p text:style-name="P9">El proyecto MCPC esta comprendido en el marco del proyecto Laí, el mismo es un emprendimiento promovido por la Facultad de Ingeniería que consiste en diseñar, construir y operar un satélite. Para esto, se utiliza el estándar CubeSat. Durante 2008 y 2009, se liberaron cuatro globos sonda con sistemas de telemetría, instrumentación y carga científica, siendo los mismos desarrollados por estudiantes. Luego, se comenzó con la construcción de los distintos módulos que en un futuro conformaran el nanosatélite, algunos de estos proyectos ya finalizaron. Si bien, a nivel nacional no hay antecedentes de un proyecto de estas características, internacionalmente hay varios ejemplos de universidades que cuentan con nanosatelites, de su propio diseño <text:s/>que hoy en día están en funcionamiento.</text:p>
      <text:p text:style-name="P1"/>
      <text:p text:style-name="P1">Diagrama de bloques general</text:p>
      <text:p text:style-name="P1"/>
      <text:p text:style-name="P1"><draw:frame draw:style-name="fr1" draw:name="graphics1" text:anchor-type="paragraph" svg:width="16.999cm" svg:height="11.83cm" draw:z-index="0"><draw:image xlink:href="Pictures/20000007000073A600005080035F74B2.svm" xlink:type="simple" xlink:show="embed" xlink:actuate="onLoad"/></draw:frame></text:p>
      <text:p text:style-name="P1"/>
      <text:p text:style-name="P1">Sistema Gestión de Energía</text:p>
      <text:p text:style-name="P1"/>
      <text:p text:style-name="P2"><text:span text:style-name="T1">El sistema es el encargado de obtener energía solar y suministrarla a todos los módulos del satélite. Para eso consta de paneles solares los cuales cargan la batería en la fase iluminada de la órbita. Además alimenta a todos los módulos del satélite. Estando la batería cargada el resto del satélite puede acceder a esta </text:span><text:soft-page-break/><text:span text:style-name="T1">energía siempre que respete los límites de consumo previamente establecidos. Los límites están impuestos por la unidad de control. También se encarga controlar las fallas referentes a consumo de energía de los demás módulos, tanto sea sobrecargas, sobretensiones o fenómenos generados por eventos espurios. La radiación también puede causar errores en dispositivos lógicos. Por ese motivo el sistema se encarga de detectar y corregir <text:s/>esos errores (SEU y SEL).</text:span></text:p>
      <text:p text:style-name="P1"/>
      <text:p text:style-name="P6">Sistema de detección de actitud</text:p>
      <text:p text:style-name="P1"/>
      <text:p text:style-name="P4">El sistema de detección de actitud es el encargado de determinar la ubicación del satélite respecto a un sistema de referencia.</text:p>
      <text:p text:style-name="P3">La configuracion de un cuerpo rigido en el espacio queda determinado por seis coordenadas independientes, tres de las cuales son para determinar la posición de un punto del cuerpo en el espacio en referencia a un sistema de referencia fijo y las tres restantes para determinar la orientación del cuerpo.</text:p>
      <text:p text:style-name="P3">El movimiento de un satelite se puede describir mediante su posición, velocidad, actitud y velocidad angular.</text:p>
      <text:p text:style-name="P3">La posición y la velocidad están relacionadas con el movimiento de traslación mientras que la actitud y la velocidad angular con la posición respecto a su centro de masa.</text:p>
      <text:p text:style-name="P3">Por lo general la traslación y la actitud se pueden estudiar en forma independiente.</text:p>
      <text:p text:style-name="P3">Es importante resaltar que se asumira conocida la ley horaria que describe la traslación del satélite y que se usará como dato en el sistema de determinación de actitud. Esta se puede lograr si se cuenta conm uno o mas vectores cuyas direcciones respecto al satélite sean conocidas, para este caso se utilizará el vector sol y el vector campo magnético terrestre, los cuales son determinados mediante sensores.</text:p>
      <text:p text:style-name="P1"/>
      <text:p text:style-name="P1"/>
      <text:p text:style-name="P6">Sistema de Telemetría</text:p>
      <text:p text:style-name="P7"/>
      <text:p text:style-name="P5">El sistema de Telemetría es el encargado de la transmisión de información entre el satélite y la estación terrena. A través de este módulo, el Control Principal intercambiará instrucciones, comandos y datos de estado con tierra para su posterior procesamiento. </text:p>
      <text:p text:style-name="P5"/>
      <text:p text:style-name="P5">El módulo contará con un sistema transmisor, uno receptor y un modem. Se conectará a través del bus principal con el Control Principal y con el Sistema de Gestión de Energía. Deberá ser capaz de cumpir los siguientes requerimientos:</text:p>
      <text:list xml:id="list36380979" text:style-name="L1">
        <text:list-item>
          <text:p text:style-name="P12">Establecer un canal de comunicación sin fallas</text:p>
        </text:list-item>
        <text:list-item>
          <text:p text:style-name="P12">Proveer la posibilidad de pausar y retomar la comunicación dependiendo de si está o no dentro de la huella de comunicación</text:p>
        </text:list-item>
        <text:list-item>
          <text:p text:style-name="P12">Priorizar entre distintos tipos de información (comando, datos)</text:p>
        </text:list-item>
        <text:list-item>
          <text:p text:style-name="P12">Proveer la posibilidad de transmitir una baliza</text:p>
        </text:list-item>
        <text:list-item>
          <text:p text:style-name="P12">Trabajar de manera compatible con la comunidad amateur de radio</text:p>
        </text:list-item>
      </text:list>
      <text:p text:style-name="P5"/>
      <text:p text:style-name="P8"/>
      <text:p text:style-name="P6">Sistema de control principal</text:p>
      <text:p text:style-name="P1"/>
      <text:p text:style-name="P1"/>
      <text:p text:style-name="P1"/>
      <text:p text:style-name="P6">Comparación con el cronograma</text:p>
      <text:p text:style-name="P1"/>
      <text:p text:style-name="P6">Plan a futu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ercedes Mato</meta:initial-creator>
    <meta:creation-date>2011-08-26T16:12:22.99</meta:creation-date>
    <dc:date>2011-09-03T16:30:05.75</dc:date>
    <dc:creator>Mercedes Mato</dc:creator>
    <meta:editing-duration>PT00H15M00S</meta:editing-duration>
    <meta:editing-cycles>7</meta:editing-cycles>
    <meta:generator>OpenOffice.org/3.0$Win32 OpenOffice.org_project/300m15$Build-9379</meta:generator>
    <meta:document-statistic meta:table-count="0" meta:image-count="1" meta:object-count="0" meta:page-count="2" meta:paragraph-count="28" meta:word-count="712" meta:character-count="4415"/>
    <meta:user-defined meta:name="Info 1"/>
    <meta:user-defined meta:name="Info 2"/>
    <meta:user-defined meta:name="Info 3"/>
    <meta:user-defined meta:name="Info 4"/>
  </office:meta>
</office:document-meta>
</file>